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561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7cm" fo:min-width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3.073cm" svg:height="16.811cm" svg:x="2.927cm" svg:y="2.189cm">
          <draw:text-box>
            <text:p>第四章： 一次函数</text:p>
            <text:p/>
            <text:p>1. 函数</text:p>
            <text:p/>
            <text:p><text:tab/>一般地,如果在一个变化过程中有两个变量 x和y,并且对于变量x的每一个值,变量y 都有唯一的值与它对应,那么我们称y 是 x 的<text:span text:style-name="T1">函数</text:span>(function),其中x是<text:span text:style-name="T1">自变量</text:span>。</text:p>
            <text:p/>
            <text:p><text:tab/>对于自变量在可取值范围内的一个确定的值a,函数有唯一确定的对应值,这个对应值称为当自变量等于时的<text:span text:style-name="T1">函数值</text:span>。</text:p>
            <text:p/>
            <text:p>2. 一次函数</text:p>
            <text:p/>
            <text:p><text:tab/>如果两个变量x,y 之间的对应关系可以表示成y = kx + b ( k, b为常数,k≠0)的形式,那么称y是x的<text:span text:style-name="T1">一次函数</text:span>。特别地,当b=0时,称y是x的<text:span text:style-name="T1">正比例函数</text:span>。</text:p>
            <text:p/>
            <text:p>3. 一次函数的图像</text:p>
            <text:p/>
            <text:p><text:tab/>一次函数y = kx + b 的图象是一条直线,它与正比例函数y = kx 的图象相互平行。因此,画一次函数图象时,只要确定两个点,再过这两个点画直线就可以了。一次函数y = kx + b 的图象也称为直线y = kx + b。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layer="layout" svg:width="23.5cm" svg:height="3.811cm" svg:x="2.5cm" svg:y="2.976cm">
          <draw:text-box>
            <text:p>在直角坐标系中，y = 3x + 4 与 y = 3x +7 是什么关系。</text:p>
            <text:p/>
            <text:p>在直角坐标系中，y = 2x + 4 与 y = 3x + 2 交点坐标是多少？</text:p>
            <text:p/>
            <text:p>在直角坐标系中有两个点(-2, -3)与(3, 7)，连接两个点的直线函数是什么？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29M1S</meta:editing-duration>
    <meta:editing-cycles>32</meta:editing-cycles>
    <meta:generator>OpenOffice/4.1.15$Win32 OpenOffice.org_project/4115m2$Build-9813</meta:generator>
    <dc:date>2025-11-17T11:34:34.88</dc:date>
    <meta:document-statistic meta:object-count="27"/>
  </office:meta>
</office:document-meta>
</file>